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47c1" officeooo:paragraph-rsid="000047c1"/>
    </style:style>
    <style:style style:name="P2" style:family="paragraph" style:parent-style-name="Standard">
      <style:text-properties fo:font-weight="bold" officeooo:rsid="000047c1" officeooo:paragraph-rsid="000047c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net</text:p>
      <text:p text:style-name="P1"/>
      <text:p text:style-name="P1">Internet is a short word that stands for interconnection</text:p>
      <text:p text:style-name="P1">it refers to a huge system of interconnected networks</text:p>
      <text:p text:style-name="P1"/>
      <text:p text:style-name="P2">Origins</text:p>
      <text:p text:style-name="P1"/>
      <text:p text:style-name="P1">1970 Khan Cerf → began to work on the design</text:p>
      <text:p text:style-name="P1"/>
      <text:p text:style-name="P1">Internet is a result of an experiment called ARPANET which was a Defence Departement Research Project for a communication system able to survive nuclear attacks</text:p>
      <text:p text:style-name="P1"/>
      <text:p text:style-name="P1"/>
      <text:p text:style-name="P2">Nobody and everybody is in charge of the internet</text:p>
      <text:p text:style-name="P1"/>
      <text:p text:style-name="P1">Internet consist of an incredibly large number of indipendently operated networks</text:p>
      <text:p text:style-name="P1"/>
      <text:p text:style-name="P1">It’s fully distributed, so there isn’t a central control and all the decisions can be made indipendently by operators.</text:p>
      <text:p text:style-name="P1"/>
      <text:p text:style-name="P1">Any device can communicate with every other device</text:p>
      <text:p text:style-name="P1"/>
      <text:p text:style-name="P1"/>
      <text:p text:style-name="P2">Internet is different from the web</text:p>
      <text:p text:style-name="P1"/>
      <text:p text:style-name="P1">Internet supports a lot of services, one of which is the www, world wide web</text:p>
      <text:p text:style-name="P1"/>
      <text:p text:style-name="P1">www is something like a virtual space where content is stored</text:p>
      <text:p text:style-name="P1"/>
      <text:p text:style-name="P1"/>
      <text:p text:style-name="P1"/>
      <text:p text:style-name="P2">Internet is like a postal service, how can people communicate</text:p>
      <text:p text:style-name="P1"/>
      <text:p text:style-name="P1">Instead of box we sent binary information</text:p>
      <text:p text:style-name="P1"/>
      <text:p text:style-name="P1">We sent bits by electricity light and radiowaves</text:p>
      <text:p text:style-name="P1"/>
      <text:p text:style-name="P2">Electricity</text:p>
      <text:p text:style-name="P1"/>
      <text:p text:style-name="P1">Copper cable, very cheap but not so fast and problems of signal loss</text:p>
      <text:p text:style-name="P1">send information by turning on and off the signal</text:p>
      <text:p text:style-name="P1"/>
      <text:p text:style-name="P1"><text:span text:style-name="T1">Light</text:span> </text:p>
      <text:p text:style-name="P1"><text:line-break/>Fiber optic cable, really expensive and hard to work with</text:p>
      <text:p text:style-name="P1">incredible speed no signal loss</text:p>
      <text:p text:style-name="P1">bits sent as light beams</text:p>
      <text:p text:style-name="P1"/>
      <text:p text:style-name="P1"/>
      <text:p text:style-name="P1"><text:soft-page-break/><text:span text:style-name="T1">Radio</text:span> <text:span text:style-name="T1">Waves</text:span></text:p>
      <text:p text:style-name="P1"/>
      <text:p text:style-name="P1">radio signals, totally mobile but short range</text:p>
      <text:p text:style-name="P1">bits translated into radio waves of different frequencies</text:p>
      <text:p text:style-name="P1"/>
      <text:p text:style-name="P1"/>
      <text:p text:style-name="P1"/>
      <text:p text:style-name="P1"><text:span text:style-name="T1">Internet</text:span> <text:span text:style-name="T1">protocols</text:span></text:p>
      <text:p text:style-name="P1"/>
      <text:p text:style-name="P1">Internet is a design philosophy and anarchitecture expressed in a set of protocols</text:p>
      <text:p text:style-name="P1"/>
      <text:p text:style-name="P1">A protocol is a well known set of rules and standards used to communicate between computers</text:p>
      <text:p text:style-name="P1"/>
      <text:p text:style-name="P1"/>
      <text:p text:style-name="P1"><text:span text:style-name="T1">IP</text:span> </text:p>
      <text:p text:style-name="P1"/>
      <text:p text:style-name="P1">Internet Protocol</text:p>
      <text:p text:style-name="P1">One of the most important</text:p>
      <text:p text:style-name="P1">All the different devices on the internet have a unique IP address</text:p>
      <text:p text:style-name="P1">the address is made by numbers organized in a hierarchy</text:p>
      <text:p text:style-name="P1"/>
      <text:p text:style-name="P1">IPV4 </text:p>
      <text:p text:style-name="P1">32 bits long</text:p>
      <text:p text:style-name="P1">Traditional IP</text:p>
      <text:p text:style-name="P1">Provides more than 4 billions of unique addresses ( Not enough )</text:p>
      <text:p text:style-name="P1"/>
      <text:p text:style-name="P1">IPV6</text:p>
      <text:p text:style-name="P1">128 bits long</text:p>
      <text:p text:style-name="P1">Provides more than 340 undecillion of unique addresses</text:p>
      <text:p text:style-name="P1"/>
      <text:p text:style-name="P2"/>
      <text:p text:style-name="P2">DNS </text:p>
      <text:p text:style-name="P1"/>
      <text:p text:style-name="P1">Domain Name System</text:p>
      <text:p text:style-name="P1">It associates name like “<text:a xlink:type="simple" xlink:href="http://www.example.com/" text:style-name="Internet_20_link" text:visited-style-name="Visited_20_Internet_20_Link">www.example.com</text:a>” with the corresponding address</text:p>
      <text:p text:style-name="P1">Was created to be an open and public communication protocol for government and educational institutions</text:p>
      <text:p text:style-name="P1">subscetible to cyber attacks like DNS spoofing</text:p>
      <text:p text:style-name="P1"/>
      <text:p text:style-name="P2"/>
      <text:p text:style-name="P1"><text:span text:style-name="T1">TCP</text:span><text:line-break/><text:line-break/>Transmission Control Protocol</text:p>
      <text:p text:style-name="P1">Manages the sending and receiving of data as packets</text:p>
      <text:p text:style-name="P1">It controls that every packet is received, so there isn’t signal loss</text:p>
      <text:p text:style-name="P1"/>
      <text:p text:style-name="P1"/>
      <text:p text:style-name="P1"/>
      <text:p text:style-name="P1"/>
      <text:p text:style-name="P2"><text:soft-page-break/>URL </text:p>
      <text:p text:style-name="P1"/>
      <text:p text:style-name="P1">Uniform Resource Locator</text:p>
      <text:p text:style-name="P1">It belongs to a website</text:p>
      <text:p text:style-name="P1">When you hit enter, your computer starts talking to the server via HTTP</text:p>
      <text:p text:style-name="P1"/>
      <text:p text:style-name="P1"/>
      <text:p text:style-name="P2">HTTP / S </text:p>
      <text:p text:style-name="P1"/>
      <text:p text:style-name="P1">HyperText Transfer Protocol</text:p>
      <text:p text:style-name="P1">Language used to communicate between web browsers and servers</text:p>
      <text:p text:style-name="P1">conversation is made up of GET request</text:p>
      <text:p text:style-name="P1">to display information, POST request</text:p>
      <text:p text:style-name="P1"/>
      <text:p text:style-name="P1"/>
      <text:p text:style-name="P2">HTML</text:p>
      <text:p text:style-name="P1"/>
      <text:p text:style-name="P1">it tells to a web browser how to make a page look</text:p>
      <text:p text:style-name="P1"/>
      <text:p text:style-name="P1"/>
      <text:p text:style-name="P2">Cookies</text:p>
      <text:p text:style-name="P1"/>
      <text:p text:style-name="P1">It’s data attached to a web page</text:p>
      <text:p text:style-name="P1">It is the only way for a browser to remember who you are</text:p>
      <text:p text:style-name="P1"/>
      <text:p text:style-name="P1"/>
      <text:p text:style-name="P1"/>
      <text:p text:style-name="P2">Data Reliability</text:p>
      <text:p text:style-name="P1"/>
      <text:p text:style-name="P1">Information goes from a computer to another in a way that is called a packets of information</text:p>
      <text:p text:style-name="P1"/>
      <text:p text:style-name="P1">A packet travels like a car, depending on traffic congestion or road conditions</text:p>
      <text:p text:style-name="P1"/>
      <text:p text:style-name="P1">Routers act like traffic manager to keep packets moving through networks</text:p>
      <text:p text:style-name="P1"/>
      <text:p text:style-name="P1">More routers – more reliable</text:p>
      <text:p text:style-name="P1"/>
      <text:p text:style-name="P1"/>
      <text:p text:style-name="P2">Problems with internet</text:p>
      <text:p text:style-name="P1"/>
      <text:p text:style-name="P1">It’s completely open</text:p>
      <text:p text:style-name="P1">Information are sent in plain text</text:p>
      <text:p text:style-name="P1">Connections are shared</text:p>
      <text:p text:style-name="P1"/>
      <text:p text:style-name="P1">Makes it possible for hackers to snoop on personal information</text:p>
      <text:p text:style-name="P1"/>
      <text:p text:style-name="P1">SSL – TLS</text:p>
      <text:p text:style-name="P1">layer of security wrapped around your connections</text:p>
      <text:p text:style-name="P1"/>
      <text:p text:style-name="P2"><text:soft-page-break/>Services of internet</text:p>
      <text:p text:style-name="P1"/>
      <text:p text:style-name="P1">Communication – Email, social, blog</text:p>
      <text:p text:style-name="P1">E-Commerce – b2b, b2c, c2c, c2b</text:p>
      <text:p text:style-name="P1">Leisure – gaming, reading, entertainment, social</text:p>
      <text:p text:style-name="P1">Education – wikipedia, forums</text:p>
      <text:p text:style-name="P1">Information retrieval – Wikipedia, browsing, indexes, search exampl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4-26T23:37:31.467000000</dc:date>
    <meta:editing-duration>PT44S</meta:editing-duration>
    <meta:editing-cycles>1</meta:editing-cycles>
    <meta:document-statistic meta:table-count="0" meta:image-count="0" meta:object-count="0" meta:page-count="4" meta:paragraph-count="81" meta:word-count="562" meta:character-count="3405" meta:non-whitespace-character-count="2909"/>
  </office:meta>
</office:document-meta>
</file>